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b764" officeooo:paragraph-rsid="000eb764"/>
    </style:style>
    <style:style style:name="P2" style:family="paragraph" style:parent-style-name="Standard">
      <style:text-properties officeooo:paragraph-rsid="0013c0a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paragraph-rsid="0013c0a0" style:font-weight-asian="bold" style:font-weight-complex="bold"/>
    </style:style>
    <style:style style:name="P5" style:family="paragraph" style:parent-style-name="Standard">
      <style:text-properties fo:font-weight="bold" officeooo:rsid="001e51c6" officeooo:paragraph-rsid="001e51c6" style:font-weight-asian="bold" style:font-weight-complex="bold"/>
    </style:style>
    <style:style style:name="P6" style:family="paragraph" style:parent-style-name="Standard">
      <style:text-properties fo:font-weight="bold" officeooo:paragraph-rsid="00201b07" style:font-weight-asian="bold" style:font-weight-complex="bold"/>
    </style:style>
    <style:style style:name="P7" style:family="paragraph" style:parent-style-name="Standard">
      <style:text-properties officeooo:rsid="0019cae3" officeooo:paragraph-rsid="0019cae3"/>
    </style:style>
    <style:style style:name="P8" style:family="paragraph" style:parent-style-name="Standard">
      <style:text-properties officeooo:paragraph-rsid="0019cae3"/>
    </style:style>
    <style:style style:name="P9" style:family="paragraph" style:parent-style-name="Standard">
      <style:text-properties fo:font-weight="normal" officeooo:rsid="001e51c6" officeooo:paragraph-rsid="001c89ea" style:font-weight-asian="normal" style:font-weight-complex="normal"/>
    </style:style>
    <style:style style:name="P10" style:family="paragraph" style:parent-style-name="Standard">
      <style:text-properties fo:font-weight="normal" officeooo:rsid="001c89ea" style:font-weight-asian="normal" style:font-weight-complex="normal"/>
    </style:style>
    <style:style style:name="P11" style:family="paragraph" style:parent-style-name="Standard">
      <style:text-properties officeooo:rsid="00201b07" officeooo:paragraph-rsid="00201b07"/>
    </style:style>
    <style:style style:name="P12" style:family="paragraph" style:parent-style-name="Standard">
      <style:text-properties officeooo:paragraph-rsid="00201b07"/>
    </style:style>
    <style:style style:name="P13" style:family="paragraph" style:parent-style-name="Standard">
      <style:text-properties fo:font-style="italic" fo:font-weight="bold" officeooo:rsid="00201b07" officeooo:paragraph-rsid="00201b07" style:font-style-asian="italic" style:font-weight-asian="bold" style:font-style-complex="italic" style:font-weight-complex="bold"/>
    </style:style>
    <style:style style:name="P14" style:family="paragraph" style:parent-style-name="Standard">
      <style:paragraph-properties style:line-height-at-least="0.198in"/>
      <style:text-properties fo:color="#5c6370" style:font-name="Droid Sans Mono" fo:font-size="10.5pt" fo:font-style="italic" fo:font-weight="normal" fo:background-color="#282c34"/>
    </style:style>
    <style:style style:name="P15" style:family="paragraph" style:parent-style-name="Standard">
      <style:text-properties fo:color="#5c6370" style:font-name="Droid Sans Mono" fo:font-size="10.5pt" fo:font-style="italic" fo:font-weight="normal" officeooo:paragraph-rsid="00201b07" fo:background-color="#282c34"/>
    </style:style>
    <style:style style:name="P16" style:family="paragraph" style:parent-style-name="Preformatted_20_Text">
      <style:text-properties officeooo:rsid="000eb764" officeooo:paragraph-rsid="000eb764"/>
    </style:style>
    <style:style style:name="P17" style:family="paragraph" style:parent-style-name="Preformatted_20_Text">
      <style:text-properties officeooo:paragraph-rsid="0013c0a0"/>
    </style:style>
    <style:style style:name="P18" style:family="paragraph" style:parent-style-name="Preformatted_20_Text">
      <style:text-properties officeooo:paragraph-rsid="00201b07"/>
    </style:style>
    <style:style style:name="P19"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paragraph-rsid="0013c0a0"/>
    </style:style>
    <style:style style:name="P20" style:family="paragraph" style:parent-style-name="Text_20_body">
      <style:text-properties officeooo:paragraph-rsid="0013c0a0"/>
    </style:style>
    <style:style style:name="P21" style:family="paragraph" style:parent-style-name="Text_20_body">
      <style:text-properties officeooo:paragraph-rsid="001911e3"/>
    </style:style>
    <style:style style:name="P22" style:family="paragraph" style:parent-style-name="Preformatted_20_Text">
      <style:paragraph-properties fo:margin-top="0in" fo:margin-bottom="0.1965in" loext:contextual-spacing="false"/>
    </style:style>
    <style:style style:name="P23" style:family="paragraph" style:parent-style-name="Preformatted_20_Text">
      <style:paragraph-properties fo:margin-top="0in" fo:margin-bottom="0.1965in" loext:contextual-spacing="false"/>
      <style:text-properties officeooo:paragraph-rsid="00111a8f"/>
    </style:style>
    <style:style style:name="P24" style:family="paragraph" style:parent-style-name="Heading_20_3">
      <style:text-properties officeooo:rsid="000eb764" officeooo:paragraph-rsid="000eb764"/>
    </style:style>
    <style:style style:name="P25" style:family="paragraph" style:parent-style-name="Heading_20_3">
      <style:text-properties officeooo:paragraph-rsid="0013c0a0"/>
    </style:style>
    <style:style style:name="P26" style:family="paragraph" style:parent-style-name="Heading_20_4">
      <style:text-properties officeooo:rsid="000eb764" officeooo:paragraph-rsid="000eb764"/>
    </style:style>
    <style:style style:name="P27" style:family="paragraph" style:parent-style-name="Heading_20_1">
      <style:text-properties officeooo:paragraph-rsid="0013c0a0"/>
    </style:style>
    <style:style style:name="P28" style:family="paragraph" style:parent-style-name="Standard">
      <style:text-properties officeooo:paragraph-rsid="00201b07"/>
    </style:style>
    <style:style style:name="P29"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paragraph-rsid="00201b07"/>
    </style:style>
    <style:style style:name="P30" style:family="paragraph" style:parent-style-name="Text_20_body" style:list-style-name="L1"/>
    <style:style style:name="P31" style:family="paragraph" style:parent-style-name="Text_20_body">
      <style:text-properties officeooo:paragraph-rsid="00293d38"/>
    </style:style>
    <style:style style:name="P32" style:family="paragraph" style:parent-style-name="Text_20_body" style:list-style-name="L2">
      <style:text-properties fo:font-weight="normal"/>
    </style:style>
    <style:style style:name="P33" style:family="paragraph" style:parent-style-name="Text_20_body" style:list-style-name="L5">
      <style:text-properties fo:font-weight="normal"/>
    </style:style>
    <style:style style:name="P34" style:family="paragraph" style:parent-style-name="Text_20_body" style:list-style-name="L7">
      <style:text-properties fo:font-weight="normal"/>
    </style:style>
    <style:style style:name="P35" style:family="paragraph" style:parent-style-name="Text_20_body" style:list-style-name="L3">
      <style:text-properties fo:color="#009900" fo:font-weight="normal"/>
    </style:style>
    <style:style style:name="P36" style:family="paragraph" style:parent-style-name="Text_20_body" style:list-style-name="L6">
      <style:text-properties fo:color="#009900" fo:font-weight="normal"/>
    </style:style>
    <style:style style:name="P37" style:family="paragraph" style:parent-style-name="Text_20_body" style:list-style-name="L4"/>
    <style:style style:name="P38" style:family="paragraph" style:parent-style-name="Text_20_body" style:list-style-name="L1">
      <style:paragraph-properties fo:margin-top="0in" fo:margin-bottom="0in" loext:contextual-spacing="false"/>
    </style:style>
    <style:style style:name="P39" style:family="paragraph" style:parent-style-name="Text_20_body" style:list-style-name="L3">
      <style:paragraph-properties fo:margin-top="0in" fo:margin-bottom="0in" loext:contextual-spacing="false"/>
      <style:text-properties fo:font-weight="normal"/>
    </style:style>
    <style:style style:name="P40" style:family="paragraph" style:parent-style-name="Text_20_body" style:list-style-name="L6">
      <style:paragraph-properties fo:margin-top="0in" fo:margin-bottom="0in" loext:contextual-spacing="false"/>
      <style:text-properties fo:font-weight="normal"/>
    </style:style>
    <style:style style:name="P41" style:family="paragraph" style:parent-style-name="Text_20_body" style:list-style-name="L3">
      <style:paragraph-properties fo:margin-top="0in" fo:margin-bottom="0in" loext:contextual-spacing="false"/>
    </style:style>
    <style:style style:name="P42" style:family="paragraph" style:parent-style-name="Text_20_body" style:list-style-name="L3">
      <style:paragraph-properties fo:margin-top="0in" fo:margin-bottom="0in" loext:contextual-spacing="false"/>
      <style:text-properties fo:color="#000000" fo:font-weight="bold"/>
    </style:style>
    <style:style style:name="P43" style:family="paragraph" style:parent-style-name="Text_20_body" style:list-style-name="L6">
      <style:paragraph-properties fo:margin-top="0in" fo:margin-bottom="0in" loext:contextual-spacing="false"/>
      <style:text-properties fo:color="#000000" fo:font-weight="bold"/>
    </style:style>
    <style:style style:name="P44" style:family="paragraph" style:parent-style-name="Text_20_body" style:list-style-name="L3">
      <style:paragraph-properties fo:margin-top="0in" fo:margin-bottom="0in" loext:contextual-spacing="false"/>
      <style:text-properties fo:color="#009900" fo:font-weight="normal"/>
    </style:style>
    <style:style style:name="P45" style:family="paragraph" style:parent-style-name="Text_20_body" style:list-style-name="L6">
      <style:paragraph-properties fo:margin-top="0in" fo:margin-bottom="0in" loext:contextual-spacing="false"/>
      <style:text-properties fo:color="#009900" fo:font-weight="normal"/>
    </style:style>
    <style:style style:name="P46" style:family="paragraph" style:parent-style-name="Text_20_body" style:list-style-name="L3">
      <style:paragraph-properties fo:margin-top="0in" fo:margin-bottom="0in" loext:contextual-spacing="false"/>
      <style:text-properties fo:color="#009933"/>
    </style:style>
    <style:style style:name="P47" style:family="paragraph" style:parent-style-name="Text_20_body" style:list-style-name="L6">
      <style:paragraph-properties fo:margin-top="0in" fo:margin-bottom="0in" loext:contextual-spacing="false"/>
      <style:text-properties fo:color="#009933"/>
    </style:style>
    <style:style style:name="P48" style:family="paragraph" style:parent-style-name="Text_20_body" style:list-style-name="L4">
      <style:paragraph-properties fo:margin-top="0in" fo:margin-bottom="0in" loext:contextual-spacing="false"/>
    </style:style>
    <style:style style:name="P49" style:family="paragraph" style:parent-style-name="Text_20_body" style:list-style-name="L6">
      <style:paragraph-properties fo:margin-top="0in" fo:margin-bottom="0in" loext:contextual-spacing="false"/>
    </style:style>
    <style:style style:name="P50" style:family="paragraph" style:parent-style-name="Text_20_body">
      <style:paragraph-properties fo:padding-left="0in" fo:padding-right="0in" fo:padding-top="0in" fo:padding-bottom="0.0291in" fo:border-left="none" fo:border-right="none" fo:border-top="none" fo:border-bottom="0.99pt solid #000000" style:join-border="false"/>
      <style:text-properties officeooo:paragraph-rsid="00293d38"/>
    </style:style>
    <style:style style:name="P51" style:family="paragraph" style:parent-style-name="Heading_20_1">
      <style:text-properties officeooo:paragraph-rsid="00293d38"/>
    </style:style>
    <style:style style:name="T1" style:family="text">
      <style:text-properties officeooo:rsid="000eb764"/>
    </style:style>
    <style:style style:name="T2" style:family="text">
      <style:text-properties officeooo:rsid="000fa9b7"/>
    </style:style>
    <style:style style:name="T3" style:family="text">
      <style:text-properties officeooo:rsid="001c89ea"/>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normal" officeooo:rsid="001c89ea" style:font-weight-asian="normal" style:font-weight-complex="normal"/>
    </style:style>
    <style:style style:name="T7" style:family="text">
      <style:text-properties fo:font-weight="normal" officeooo:rsid="001e51c6" style:font-weight-asian="normal" style:font-weight-complex="normal"/>
    </style:style>
    <style:style style:name="T8" style:family="text">
      <style:text-properties officeooo:rsid="00201b07"/>
    </style:style>
    <style:style style:name="T9" style:family="text">
      <style:text-properties fo:font-style="italic" officeooo:rsid="00201b07" style:font-style-asian="italic" style:font-style-complex="italic"/>
    </style:style>
    <style:style style:name="T10" style:family="text">
      <style:text-properties fo:font-style="italic" fo:font-weight="normal"/>
    </style:style>
    <style:style style:name="T11" style:family="text">
      <style:text-properties fo:color="#000000" fo:font-weight="bold"/>
    </style:style>
    <style:style style:name="T12" style:family="text">
      <style:text-properties fo:color="#339933"/>
    </style:style>
    <style:style style:name="T13" style:family="text">
      <style:text-properties fo:color="#339933" fo:font-weight="normal"/>
    </style:style>
    <style:style style:name="T14" style:family="text">
      <style:text-properties fo:color="#009933" fo:font-style="italic" fo:font-weight="normal"/>
    </style:style>
    <style:style style:name="T15" style:family="text">
      <style:text-properties fo:color="#009900" fo:font-weight="normal"/>
    </style:style>
    <style:style style:name="T16" style:family="text">
      <style:text-properties fo:color="#666666" fo:font-style="italic" fo:font-weight="normal"/>
    </style:style>
    <style:style style:name="T17" style:family="text">
      <style:text-properties fo:color="#004000" fo:font-weight="normal"/>
    </style:style>
    <style:style style:name="T18" style:family="text">
      <style:text-properties fo:color="#0000ff" fo:font-weight="normal"/>
    </style:style>
    <style:style style:name="T19" style:family="text">
      <style:text-properties fo:color="#000088" fo:font-weight="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span text:style-name="T1">Les commande Laravel </text:span></text:p>
      <text:p text:style-name="Standard"/>
      <text:p text:style-name="Standard"/>
      <text:p text:style-name="P3"><text:s/><text:span text:style-name="T3">Un composer </text:span><text:span text:style-name="T6">est un gestionnaire <text:s/>de dependence pour php</text:span></text:p>
      <text:p text:style-name="P9"/>
      <text:p text:style-name="P5"><text:span text:style-name="T7">p</text:span><text:span text:style-name="T5">ermet de gérer d’autre librairies</text:span></text:p>
      <text:p text:style-name="P10"/>
      <text:p text:style-name="P10">_________________________________________________</text:p>
      <text:p text:style-name="Standard"/>
      <text:p text:style-name="P7">INSTALLATION DE LARAVEL GLOBALE : </text:p>
      <text:p text:style-name="P8"><text:span text:style-name="Source_20_Text"/></text:p>
      <text:p text:style-name="Preformatted_20_Text"/>
      <text:p text:style-name="Preformatted_20_Text"><text:span text:style-name="Source_20_Text"># download installer</text:span></text:p>
      <text:p text:style-name="Preformatted_20_Text"><text:span text:style-name="Source_20_Text">composer global require "laravel/installer=~1.1"</text:span></text:p>
      <text:p text:style-name="Preformatted_20_Text"/>
      <text:p text:style-name="Preformatted_20_Text"><text:span text:style-name="Source_20_Text">nano ~/.bashrc</text:span></text:p>
      <text:p text:style-name="Preformatted_20_Text"/>
      <text:p text:style-name="Preformatted_20_Text"><text:span text:style-name="Source_20_Text">#add</text:span></text:p>
      <text:p text:style-name="Preformatted_20_Text"/>
      <text:p text:style-name="Preformatted_20_Text"><text:span text:style-name="Source_20_Text">alias laravel='~/.composer/vendor/bin/laravel'</text:span></text:p>
      <text:p text:style-name="Preformatted_20_Text"/>
      <text:p text:style-name="Preformatted_20_Text"><text:span text:style-name="Source_20_Text">source ~/.bashrc</text:span></text:p>
      <text:p text:style-name="Preformatted_20_Text"/>
      <text:p text:style-name="Preformatted_20_Text"><text:span text:style-name="Source_20_Text">laravel</text:span></text:p>
      <text:p text:style-name="Preformatted_20_Text"/>
      <text:p text:style-name="Preformatted_20_Text"><text:span text:style-name="Source_20_Text"># going to html dir to create project there</text:span></text:p>
      <text:p text:style-name="Preformatted_20_Text"><text:span text:style-name="Source_20_Text">cd /var/www/html/</text:span></text:p>
      <text:p text:style-name="Preformatted_20_Text"><text:span text:style-name="Source_20_Text"># install project in blog dir.</text:span></text:p>
      <text:p text:style-name="P22"><text:span text:style-name="Source_20_Text">laravel new blog</text:span></text:p>
      <text:p text:style-name="P22"><text:span text:style-name="Source_20_Text"/></text:p>
      <text:p text:style-name="P22"><text:span text:style-name="Source_20_Text"/></text:p>
      <text:p text:style-name="P1">Créer un controller : </text:p>
      <text:p text:style-name="P1"/>
      <text:p text:style-name="P16"><text:span text:style-name="Source_20_Text">php artisan make:controller </text:span><text:span text:style-name="Source_20_Text"><text:span text:style-name="T2">User</text:span></text:span><text:span text:style-name="Source_20_Text">Controller</text:span></text:p>
      <text:p text:style-name="P1"/>
      <text:p text:style-name="P1"/>
      <text:h text:style-name="P24" text:outline-level="3"><text:bookmark text:name="r-3617342"/>Les migrations</text:h>
      <text:p text:style-name="Text_20_body"><text:bookmark text:name="r-3617276"/>Une migration permet de créer et de mettre à jour un schéma de base de données. Autrement dit, vous pouvez créer des tables, des colonnes dans ces tables, en supprimer, créer des index... Tout ce qui concerne la maintenance de vos tables peut être pris en charge par cet outil.</text:p>
      <text:h text:style-name="P26" text:outline-level="4"><text:bookmark text:name="r-3617288"/>Artisan</text:h>
      <text:p text:style-name="Text_20_body"><text:bookmark text:name="r-3617284"/>Laravel a un outil en ligne de commande : <text:span text:style-name="Strong_20_Emphasis">artisan</text:span>. Nous avons déjà utilisé cet outil qui permet de faire beaucoup de choses, vous avez un aperçu des commande en entrant :</text:p>
      <text:p text:style-name="P22"><text:bookmark text:name="r-3617285"/>php artisan</text:p>
      <text:p text:style-name="Text_20_body"><text:bookmark text:name="r-3617286"/>Vous avez une longue liste. Pour ce chapitre nous allons nous intéresser uniquement à celles qui concernent les migrations :</text:p>
      <text:p text:style-name="Preformatted_20_Text"><text:bookmark text:name="r-3617287"/>make</text:p>
      <text:p text:style-name="Preformatted_20_Text"><text:s/>...</text:p>
      <text:p text:style-name="Preformatted_20_Text"><text:soft-page-break/><text:s/>make:migration <text:s text:c="4"/>Create a new migration file</text:p>
      <text:p text:style-name="Preformatted_20_Text"><text:s/>...</text:p>
      <text:p text:style-name="Preformatted_20_Text">migrate</text:p>
      <text:p text:style-name="Preformatted_20_Text"><text:s/>migrate:install <text:s text:c="3"/>Create the migration repository</text:p>
      <text:p text:style-name="Preformatted_20_Text"><text:s/>migrate:refresh <text:s text:c="3"/>Reset and re-run all migrations</text:p>
      <text:p text:style-name="Preformatted_20_Text"><text:s/>migrate:reset <text:s text:c="5"/>Rollback all database migrations</text:p>
      <text:p text:style-name="Preformatted_20_Text"><text:s/>migrate:rollback <text:s text:c="2"/>Rollback the last database migration</text:p>
      <text:p text:style-name="P22"><text:s/>migrate:status <text:s text:c="4"/>Show a the status of each migration</text:p>
      <text:p text:style-name="P22"><text:s/>...</text:p>
      <text:p text:style-name="P23"><text:s/>make:migration Créer un nouveau fichier de migration</text:p>
      <text:p text:style-name="P23"><text:s/>...</text:p>
      <text:p text:style-name="P22">migrer</text:p>
      <text:p text:style-name="P22"><text:s/>migrate:install Créer le référentiel de migration</text:p>
      <text:p text:style-name="P22"><text:s/>migrate:refresh Réinitialiser et réexécuter toutes les migrations</text:p>
      <text:p text:style-name="P22"><text:s/>migrate:reset Annuler toutes les migrations de bases de données</text:p>
      <text:p text:style-name="P22"><text:s/>migrate:rollback Annule la dernière migration de la base de données</text:p>
      <text:p text:style-name="P22"><text:s/>migrate:status Affiche l'état de chaque migration</text:p>
      <text:p text:style-name="P22"/>
      <text:p text:style-name="P22"><text:span text:style-name="Source_20_Text">Route::auth()</text:span> génère automatiquement toutes les routes de l'authentification</text:p>
      <text:p text:style-name="Text_20_body"><text:bookmark text:name="r-3617296"/></text:p>
      <text:p text:style-name="P2"><text:span text:style-name="T1"><text:s text:c="2"/></text:span><text:bookmark text:name="r-3617798"/>php artisan <text:s/><text:span text:style-name="T1">make:auth <text:s text:c="2"/>Scaffold basic login and and registration views and routes</text:span></text:p>
      <text:p text:style-name="P2"/>
      <text:p text:style-name="P19"/>
      <text:p text:style-name="P2"/>
      <text:h text:style-name="P27" text:outline-level="1">Les middlewares</text:h>
      <text:p text:style-name="P21">Les middlewares sont chargés de filtrer les requêtes HTTP qui arrivent dans l’application, ainsi que celles qui en partent (beaucoup moins utilisé). Le cas le plus classique est celui qui concerne la vérification de l’authentification d’un utilisateur pour qu’il puisse accéder à certaines ressources. </text:p>
      <text:p text:style-name="P21">On peut aussi utiliser un middleware par exemple pour démarrer la gestion des sessions.</text:p>
      <text:p text:style-name="P20">On peut avoir en fait plusieurs middlewares en pelures d’oignon, chacun effectue son traitement et transmet la requête ou la réponse au suivant.</text:p>
      <text:p text:style-name="Text_20_body">Donc dès qu’il y a un traitement à faire à l’arrivée des requêtes (ou à leur départ) un middleware est tout indiqué.</text:p>
      <text:p text:style-name="Text_20_body">Laravel peut servir comme application « web » ou comme « api ». Dans le premier cas on a besoin :</text:p>
      <text:list xml:id="list3374227386" text:style-name="L1">
        <text:list-item>
          <text:p text:style-name="P38">de gérer les cookies, </text:p>
        </text:list-item>
        <text:list-item>
          <text:p text:style-name="P38">de gérer une session, </text:p>
        </text:list-item>
        <text:list-item>
          <text:p text:style-name="P30"><text:soft-page-break/>de gérer la protection CSRF (dont je parle plus loin dans ce chapitre)… </text:p>
        </text:list-item>
      </text:list>
      <text:p text:style-name="P2"/>
      <text:p text:style-name="P2"/>
      <text:p text:style-name="P4">Protection des routes</text:p>
      <text:p text:style-name="P2"/>
      <text:p text:style-name="P2">Le middleware de route peut être utilisé uniquement pour permettre aux utilisateurs vérifiés d'accéder à une route donnée. Laravel est livré avec un middleware vérifié, qui est défini dans Illuminate\Auth\Middleware\EnsureEmailIsVerified. Comme ce middleware est déjà enregistré dans le noyau HTTP de votre application, tout ce que vous avez à faire est d'attacher le middleware à une définition de route :</text:p>
      <text:p text:style-name="P2"/>
      <text:p text:style-name="P2"/>
      <text:p text:style-name="P2"/>
      <text:p text:style-name="P17"><text:span text:style-name="Source_20_Text">Route::get('profile', function () {</text:span></text:p>
      <text:p text:style-name="Preformatted_20_Text"><text:span text:style-name="Source_20_Text"><text:s text:c="4"/>// Only verified users may enter...</text:span></text:p>
      <text:p text:style-name="P22"><text:span text:style-name="Source_20_Text">})-&gt;middleware('verified');</text:span></text:p>
      <text:p text:style-name="P2"/>
      <text:p text:style-name="P19"/>
      <text:p text:style-name="P2"/>
      <text:p text:style-name="P4">Enregistrement du middleware</text:p>
      <text:p text:style-name="P4"/>
      <text:p text:style-name="P2">Middleware mondial</text:p>
      <text:p text:style-name="P2"/>
      <text:p text:style-name="P2">Si vous voulez qu'un middleware s'exécute pendant chaque requête HTTP de votre application, énumérez la classe middleware dans la propriété $middleware de votre classe app/Http/Kernel.php.</text:p>
      <text:p text:style-name="P2"/>
      <text:p text:style-name="P2">Affectation de middleware aux routes</text:p>
      <text:p text:style-name="P2"/>
      <text:p text:style-name="P2">Si vous souhaitez affecter un intergiciel à des routes spécifiques, vous devez d'abord lui attribuer une clé dans votre fichier app/Http/Kernel.php. Par défaut, la propriété $routeMiddleware de cette classe contient des entrées pour le middleware inclus avec Laravel. Pour ajouter votre propre clé, ajoutez-la à cette liste et attribuez-la à la clé de votre choix :</text:p>
      <text:p text:style-name="P2"/>
      <text:p text:style-name="P2">Traduit avec www.DeepL.com/Translator</text:p>
      <text:p text:style-name="P2"/>
      <text:p text:style-name="P17"><text:span text:style-name="Source_20_Text">// Within App\Http\Kernel Class...</text:span></text:p>
      <text:p text:style-name="Preformatted_20_Text"/>
      <text:p text:style-name="Preformatted_20_Text"><text:span text:style-name="Source_20_Text">protected $routeMiddleware = [</text:span></text:p>
      <text:p text:style-name="Preformatted_20_Text"><text:span text:style-name="Source_20_Text"><text:s text:c="4"/>'auth' =&gt; \App\Http\Middleware\Authenticate::class,</text:span></text:p>
      <text:p text:style-name="Preformatted_20_Text"><text:span text:style-name="Source_20_Text"><text:s text:c="4"/>'auth.basic' =&gt; \Illuminate\Auth\Middleware\AuthenticateWithBasicAuth::class,</text:span></text:p>
      <text:p text:style-name="Preformatted_20_Text"><text:span text:style-name="Source_20_Text"><text:s text:c="4"/>'bindings' =&gt; \Illuminate\Routing\Middleware\SubstituteBindings::class,</text:span></text:p>
      <text:p text:style-name="Preformatted_20_Text"><text:span text:style-name="Source_20_Text"><text:s text:c="4"/>'cache.headers' =&gt; \Illuminate\Http\Middleware\SetCacheHeaders::class,</text:span></text:p>
      <text:p text:style-name="Preformatted_20_Text"><text:span text:style-name="Source_20_Text"><text:s text:c="4"/>'can' =&gt; \Illuminate\Auth\Middleware\Authorize::class,</text:span></text:p>
      <text:p text:style-name="Preformatted_20_Text"><text:span text:style-name="Source_20_Text"><text:s text:c="4"/>'guest' =&gt; \App\Http\Middleware\RedirectIfAuthenticated::class,</text:span></text:p>
      <text:p text:style-name="Preformatted_20_Text"><text:span text:style-name="Source_20_Text"><text:s text:c="4"/>'signed' =&gt; \Illuminate\Routing\Middleware\ValidateSignature::class,</text:span></text:p>
      <text:p text:style-name="Preformatted_20_Text"><text:span text:style-name="Source_20_Text"><text:s text:c="4"/>'throttle' =&gt; \Illuminate\Routing\Middleware\ThrottleRequests::class,</text:span></text:p>
      <text:p text:style-name="Preformatted_20_Text"><text:span text:style-name="Source_20_Text"><text:s text:c="4"/>'verified' =&gt; \Illuminate\Auth\Middleware\EnsureEmailIsVerified::class,</text:span></text:p>
      <text:p text:style-name="P22"><text:span text:style-name="Source_20_Text">];</text:span></text:p>
      <text:p text:style-name="P2">________________________________________________________________________</text:p>
      <text:p text:style-name="P2"/>
      <text:h text:style-name="P25" text:outline-level="3"><text:bookmark text:name="r-3617431"/><text:soft-page-break/>Eloquent</text:h>
      <text:p text:style-name="Text_20_body"><text:bookmark text:name="r-3617343"/>Laravel propose un ORM (acronyme de object-relational mapping ou en bon Français un mappage objet-relationnel) très performant. De quoi s'agit-il ? Tout simplement que tous les éléments de la base de données ont une représentation sous forme d'objets manipulables. Quel intérêt ? Tout simplement de simplifier grandement les opérations sur la base comme nous allons le voir dans toute cette partie du cours.</text:p>
      <text:p text:style-name="P2"/>
      <text:p text:style-name="P2">Avec Eloquent une table est représentée par une classe qui étend la classe Model. Pour notre table  <text:span text:style-name="Source_20_Text">emails</text:span> on va à nouveau utiliser Artisan pour la création du modèle </text:p>
      <text:p text:style-name="P2"/>
      <text:p text:style-name="P2"/>
      <text:p text:style-name="P13">Créer un model : </text:p>
      <text:p text:style-name="P11"/>
      <text:p text:style-name="P18"><text:span text:style-name="Source_20_Text">php artisan make:model B</text:span><text:span text:style-name="Source_20_Text"><text:span text:style-name="T8">ook (--resource) </text:span></text:span><text:span text:style-name="Source_20_Text"><text:span text:style-name="T9">il permet de créer la migration en même temps que la création du model. </text:span></text:span></text:p>
      <text:p text:style-name="P18"><text:span text:style-name="Source_20_Text"><text:span text:style-name="T9"/></text:span></text:p>
      <text:p text:style-name="P18"><text:span text:style-name="Source_20_Text"><text:span text:style-name="T8"><text:s/></text:span></text:span></text:p>
      <text:p text:style-name="P12"/>
      <text:p text:style-name="P6">Affectation en masse</text:p>
      <text:p text:style-name="P6"/>
      <text:p text:style-name="P12">Vous pouvez également utiliser la méthode de création pour enregistrer un nouveau modèle sur une seule ligne. L'instance de modèle insérée vous sera retournée à partir de la méthode. Cependant, avant de le faire, vous devrez spécifier un attribut à remplir ou à garder sur le modèle, car tous les modèles Eloquent offrent par défaut une protection contre l'affectation en masse.</text:p>
      <text:p text:style-name="P12"/>
      <text:p text:style-name="P12">Une vulnérabilité d'affectation en masse se produit lorsqu'un utilisateur fait passer un paramètre HTTP inattendu par une requête, et que ce paramètre change une colonne de votre base de données à laquelle vous ne vous attendiez pas. Par exemple, un utilisateur malveillant peut envoyer un paramètre is_admin par l'intermédiaire d'une requête HTTP, qui est ensuite transmise à la méthode de création de votre modèle, permettant à l'utilisateur de s'adresser à un administrateur.</text:p>
      <text:p text:style-name="P12"/>
      <text:p text:style-name="P12">Ainsi, pour commencer, vous devez définir les attributs de modèle que vous voulez rendre assignables en masse. Vous pouvez le faire en utilisant la propriété $fillable du modèle. Par exemple, rendons assignable l'attribut de nom de notre modèle de vol :</text:p>
      <text:p text:style-name="P12"/>
      <text:p text:style-name="P12">&lt;?php</text:p>
      <text:p text:style-name="P12"/>
      <text:p text:style-name="P12">namespace App;</text:p>
      <text:p text:style-name="P12"/>
      <text:p text:style-name="P12">use Illuminate\Database\Eloquent\Model;</text:p>
      <text:p text:style-name="P12"/>
      <text:p text:style-name="P12">class Flight extends Model</text:p>
      <text:p text:style-name="P12">{</text:p>
      <text:p text:style-name="P12"><text:s text:c="4"/>/**</text:p>
      <text:p text:style-name="P12"><text:s text:c="5"/>* The attributes that are mass assignable.</text:p>
      <text:p text:style-name="P12"><text:s text:c="5"/>*</text:p>
      <text:p text:style-name="P12"><text:s text:c="5"/>* @var array</text:p>
      <text:p text:style-name="P12"><text:s text:c="5"/>*/</text:p>
      <text:p text:style-name="P12"><text:s text:c="4"/>protected $fillable = ['name'];</text:p>
      <text:p text:style-name="P12">}</text:p>
      <text:p text:style-name="P12"><text:soft-page-break/>Une fois que nous avons rendu les attributs assignables en masse, nous pouvons utiliser la méthode de création pour insérer un nouvel enregistrement dans la base de données. La méthode de création renvoie l'instance de modèle sauvegardée :</text:p>
      <text:p text:style-name="P12"/>
      <text:p text:style-name="P12">$flight = App\Flight::create(['name' =&gt; 'Flight 10']);</text:p>
      <text:p text:style-name="P12"/>
      <text:p text:style-name="P12">Si vous avez déjà une instance de modèle, vous pouvez utiliser la méthode de remplissage pour la remplir avec un tableau d'attributs :</text:p>
      <text:p text:style-name="P12"/>
      <text:p text:style-name="P12">$flight-&gt;fill(['name' =&gt; 'Flight 22']);</text:p>
      <text:p text:style-name="P12"/>
      <text:p text:style-name="P12">Garder les attributs</text:p>
      <text:p text:style-name="P12"/>
      <text:p text:style-name="P12">Tandis que $fillable sert de "liste blanche" des attributs qui devraient être assignables en masse, vous pouvez également choisir d'utiliser $guarded. La propriété $guarded doit contenir un tableau d'attributs que vous ne voulez pas pouvoir affecter en masse. Tous les autres attributs qui ne sont pas dans le tableau seront assignables en masse. Ainsi, $guarded fonctionne comme une "liste noire". Il est important de noter que vous devriez utiliser $fillable ou $guarded - pas les deux. Dans l'exemple ci-dessous, tous les attributs, à l'exception du prix, seront assignables en masse :</text:p>
      <text:p text:style-name="P12"/>
      <text:p text:style-name="P12">&lt;?php</text:p>
      <text:p text:style-name="P12"/>
      <text:p text:style-name="P12">namespace App;</text:p>
      <text:p text:style-name="P12"/>
      <text:p text:style-name="P12">use Illuminate\Database\Eloquent\Model;</text:p>
      <text:p text:style-name="P12"/>
      <text:p text:style-name="P12">class Flight extends Model</text:p>
      <text:p text:style-name="P12">{</text:p>
      <text:p text:style-name="P12"><text:s text:c="4"/>/**</text:p>
      <text:p text:style-name="P12"><text:s text:c="5"/>* The attributes that aren't mass assignable.</text:p>
      <text:p text:style-name="P12"><text:s text:c="5"/>*</text:p>
      <text:p text:style-name="P12"><text:s text:c="5"/>* @var array</text:p>
      <text:p text:style-name="P12"><text:s text:c="5"/>*/</text:p>
      <text:p text:style-name="P12"><text:s text:c="4"/>protected $guarded = ['price'];</text:p>
      <text:p text:style-name="P12">}</text:p>
      <text:p text:style-name="P12"/>
      <text:p text:style-name="P12">Si vous souhaitez rendre tous les attributs assignables en masse, vous pouvez définir la propriété $guarded comme un tableau vide :</text:p>
      <text:p text:style-name="P12"/>
      <text:p text:style-name="P12"/>
      <text:p text:style-name="P12">Traduit avec <text:a xlink:type="simple" xlink:href="http://www.DeepL.com/Translator" text:style-name="Internet_20_link" text:visited-style-name="Visited_20_Internet_20_Link">www.DeepL.com/Translator</text:a></text:p>
      <text:p text:style-name="P29"/>
      <text:p text:style-name="P12"/>
      <text:p text:style-name="P12"/>
      <text:p text:style-name="P12"/>
      <text:p text:style-name="P12"/>
      <text:p text:style-name="P12"/>
      <text:p text:style-name="P12"/>
      <text:p text:style-name="P12"/>
      <text:h text:style-name="P51" text:outline-level="1"><text:soft-page-break/><text:span text:style-name="Strong_20_Emphasis">Les seeders</text:span></text:h>
      <text:p text:style-name="P31"><text:span text:style-name="Strong_20_Emphasis"/></text:p>
      <text:p text:style-name="P31"><text:span text:style-name="Strong_20_Emphasis">Ils permettent de remplir des tables avec des données de test ou d’initialisation du projet. On les crée également avec une ligne de commande. Remplissons notre table de candidats :</text:span></text:p>
      <text:list xml:id="list263080116" text:style-name="L2">
        <text:list-item>
          <text:p text:style-name="P32">php artisan make:seeder CandidatsTableSeeder</text:p>
        </text:list-item>
      </text:list>
      <text:p text:style-name="Text_20_body">On trouvera le fichier database/seeds/CandidatsTableSeeder.php qui contient</text:p>
      <text:list xml:id="list2518418842" text:style-name="L3">
        <text:list-item>
          <text:p text:style-name="P42">&lt;?php</text:p>
        </text:list-item>
        <text:list-item>
          <text:p text:style-name="P41"> </text:p>
        </text:list-item>
        <text:list-item>
          <text:p text:style-name="P39"><text:span text:style-name="T11">use</text:span> Illuminate\Database\Seeder<text:span text:style-name="T12">;</text:span></text:p>
        </text:list-item>
        <text:list-item>
          <text:p text:style-name="P41"> </text:p>
        </text:list-item>
        <text:list-item>
          <text:p text:style-name="P39"><text:span text:style-name="T11">class</text:span> CandidatsTableSeeder <text:span text:style-name="T11">extends</text:span> Seeder</text:p>
        </text:list-item>
        <text:list-item>
          <text:p text:style-name="P44">{</text:p>
        </text:list-item>
        <text:list-item>
          <text:p text:style-name="P41">    <text:span text:style-name="T14">/**</text:span></text:p>
        </text:list-item>
        <text:list-item>
          <text:p text:style-name="P46">     <text:span text:style-name="T10">* Run the database seeds.</text:span></text:p>
        </text:list-item>
        <text:list-item>
          <text:p text:style-name="P46">     <text:span text:style-name="T10">*</text:span></text:p>
        </text:list-item>
        <text:list-item>
          <text:p text:style-name="P46">     <text:span text:style-name="T10">* @return void</text:span></text:p>
        </text:list-item>
        <text:list-item>
          <text:p text:style-name="P46">     <text:span text:style-name="T10">*/</text:span></text:p>
        </text:list-item>
        <text:list-item>
          <text:p text:style-name="P41">    <text:span text:style-name="T11">public</text:span><text:span text:style-name="T4"> </text:span><text:span text:style-name="T11">function</text:span><text:span text:style-name="T4"> run</text:span><text:span text:style-name="T15">()</text:span></text:p>
        </text:list-item>
        <text:list-item>
          <text:p text:style-name="P41">    <text:span text:style-name="T15">{</text:span></text:p>
        </text:list-item>
        <text:list-item>
          <text:p text:style-name="P41">        <text:span text:style-name="T16">//</text:span></text:p>
        </text:list-item>
        <text:list-item>
          <text:p text:style-name="P41">    <text:span text:style-name="T15">}</text:span></text:p>
        </text:list-item>
        <text:list-item>
          <text:p text:style-name="P35">}</text:p>
        </text:list-item>
      </text:list>
      <text:p text:style-name="Text_20_body">On complète la méthode « run » pour remplir la table :</text:p>
      <text:list xml:id="list2648851076" text:style-name="L4">
        <text:list-item>
          <text:p text:style-name="P48">    <text:span text:style-name="T11">public</text:span><text:span text:style-name="T4"> </text:span><text:span text:style-name="T11">function</text:span><text:span text:style-name="T4"> run</text:span><text:span text:style-name="T15">()</text:span></text:p>
        </text:list-item>
        <text:list-item>
          <text:p text:style-name="P48">    <text:span text:style-name="T15">{</text:span></text:p>
        </text:list-item>
        <text:list-item>
          <text:p text:style-name="P48">        <text:span text:style-name="T4">DB</text:span><text:span text:style-name="T13">::</text:span><text:span text:style-name="T17">table</text:span><text:span text:style-name="T15">(</text:span><text:span text:style-name="T18">'candidats'</text:span><text:span text:style-name="T15">)</text:span><text:span text:style-name="T13">-&gt;</text:span><text:span text:style-name="T17">insert</text:span><text:span text:style-name="T15">([</text:span></text:p>
        </text:list-item>
        <text:list-item>
          <text:p text:style-name="P48">            <text:span text:style-name="T18">'firstname'</text:span><text:span text:style-name="T4"> </text:span><text:span text:style-name="T13">=&gt;</text:span><text:span text:style-name="T4"> </text:span><text:span text:style-name="T18">'Toto'</text:span><text:span text:style-name="T13">,</text:span></text:p>
        </text:list-item>
        <text:list-item>
          <text:p text:style-name="P48">            <text:span text:style-name="T18">'name'</text:span><text:span text:style-name="T4"> </text:span><text:span text:style-name="T13">=&gt;</text:span><text:span text:style-name="T4"> </text:span><text:span text:style-name="T18">'Dudule'</text:span><text:span text:style-name="T13">,</text:span></text:p>
        </text:list-item>
        <text:list-item>
          <text:p text:style-name="P48">            <text:span text:style-name="T18">'telephone'</text:span><text:span text:style-name="T4"> </text:span><text:span text:style-name="T13">=&gt;</text:span><text:span text:style-name="T4"> </text:span><text:span text:style-name="T18">'0101010101'</text:span><text:span text:style-name="T13">,</text:span></text:p>
        </text:list-item>
        <text:list-item>
          <text:p text:style-name="P48">            <text:span text:style-name="T18">'mobile'</text:span><text:span text:style-name="T4"> </text:span><text:span text:style-name="T13">=&gt;</text:span><text:span text:style-name="T4"> </text:span><text:span text:style-name="T18">'0606060606'</text:span><text:span text:style-name="T13">,</text:span></text:p>
        </text:list-item>
        <text:list-item>
          <text:p text:style-name="P48">            <text:span text:style-name="T18">'email'</text:span><text:span text:style-name="T4"> </text:span><text:span text:style-name="T13">=&gt;</text:span><text:span text:style-name="T4"> </text:span><text:span text:style-name="T18">'toto.dudule@yopmail.com'</text:span><text:span text:style-name="T13">,</text:span></text:p>
        </text:list-item>
        <text:list-item>
          <text:p text:style-name="P48">            <text:span text:style-name="T18">'date_of_birth'</text:span><text:span text:style-name="T4"> </text:span><text:span text:style-name="T13">=&gt;</text:span><text:span text:style-name="T4"> </text:span><text:span text:style-name="T18">'1968-05-05'</text:span><text:span text:style-name="T13">,</text:span></text:p>
        </text:list-item>
        <text:list-item>
          <text:p text:style-name="P48">            <text:span text:style-name="T18">'short_description'</text:span><text:span text:style-name="T4"> </text:span><text:span text:style-name="T13">=&gt;</text:span><text:span text:style-name="T4"> </text:span><text:span text:style-name="T18">'Développeur sympa qui cherche désespérément un job sympa'</text:span><text:span text:style-name="T13">,</text:span></text:p>
        </text:list-item>
        <text:list-item>
          <text:p text:style-name="P48">        <text:span text:style-name="T15">])</text:span><text:span text:style-name="T13">;</text:span></text:p>
        </text:list-item>
        <text:list-item>
          <text:p text:style-name="P37">    <text:span text:style-name="T15">}</text:span></text:p>
        </text:list-item>
      </text:list>
      <text:p text:style-name="Text_20_body">Et on lance notre seed :</text:p>
      <text:list xml:id="list3228828836" text:style-name="L5">
        <text:list-item>
          <text:p text:style-name="P33">php artisan db:seed --class=CandidatsTableSeeder</text:p>
        </text:list-item>
      </text:list>
      <text:p text:style-name="Text_20_body">Si vous voulez éviter de renseigner le nom de la classe, il faut modifier le fichier database/seeds/DatabaseSeeder.php et appeler notre seed :</text:p>
      <text:list xml:id="list1303382660" text:style-name="L6">
        <text:list-item>
          <text:p text:style-name="P43"><text:soft-page-break/>&lt;?php</text:p>
        </text:list-item>
        <text:list-item>
          <text:p text:style-name="P49"> </text:p>
        </text:list-item>
        <text:list-item>
          <text:p text:style-name="P40"><text:span text:style-name="T11">use</text:span> Illuminate\Database\Seeder<text:span text:style-name="T12">;</text:span></text:p>
        </text:list-item>
        <text:list-item>
          <text:p text:style-name="P49"> </text:p>
        </text:list-item>
        <text:list-item>
          <text:p text:style-name="P40"><text:span text:style-name="T11">class</text:span> DatabaseSeeder <text:span text:style-name="T11">extends</text:span> Seeder</text:p>
        </text:list-item>
        <text:list-item>
          <text:p text:style-name="P45">{</text:p>
        </text:list-item>
        <text:list-item>
          <text:p text:style-name="P49">    <text:span text:style-name="T14">/**</text:span></text:p>
        </text:list-item>
        <text:list-item>
          <text:p text:style-name="P47">     <text:span text:style-name="T10">* Run the database seeds.</text:span></text:p>
        </text:list-item>
        <text:list-item>
          <text:p text:style-name="P47">     <text:span text:style-name="T10">*</text:span></text:p>
        </text:list-item>
        <text:list-item>
          <text:p text:style-name="P47">     <text:span text:style-name="T10">* @return void</text:span></text:p>
        </text:list-item>
        <text:list-item>
          <text:p text:style-name="P47">     <text:span text:style-name="T10">*/</text:span></text:p>
        </text:list-item>
        <text:list-item>
          <text:p text:style-name="P49">    <text:span text:style-name="T11">public</text:span><text:span text:style-name="T4"> </text:span><text:span text:style-name="T11">function</text:span><text:span text:style-name="T4"> run</text:span><text:span text:style-name="T15">()</text:span></text:p>
        </text:list-item>
        <text:list-item>
          <text:p text:style-name="P49">    <text:span text:style-name="T15">{</text:span></text:p>
        </text:list-item>
        <text:list-item>
          <text:p text:style-name="P49">        <text:span text:style-name="T16">// $this-&gt;call(UsersTableSeeder::class);</text:span></text:p>
        </text:list-item>
        <text:list-item>
          <text:p text:style-name="P49">        <text:span text:style-name="T19">$this</text:span><text:span text:style-name="T13">-&gt;</text:span><text:span text:style-name="T17">call</text:span><text:span text:style-name="T15">(</text:span><text:span text:style-name="T4">CandidatsTableSeeder</text:span><text:span text:style-name="T13">::</text:span><text:span text:style-name="T11">class</text:span><text:span text:style-name="T15">)</text:span><text:span text:style-name="T13">;</text:span></text:p>
        </text:list-item>
        <text:list-item>
          <text:p text:style-name="P49"> </text:p>
        </text:list-item>
        <text:list-item>
          <text:p text:style-name="P49">    <text:span text:style-name="T15">}</text:span></text:p>
        </text:list-item>
        <text:list-item>
          <text:p text:style-name="P36">}</text:p>
        </text:list-item>
      </text:list>
      <text:p text:style-name="Text_20_body">On le lance simplement par</text:p>
      <text:list xml:id="list2103539275" text:style-name="L7">
        <text:list-item>
          <text:p text:style-name="P34">php artisan db:seed --class=CandidatsTableSeeder</text:p>
        </text:list-item>
      </text:list>
      <text:p text:style-name="Text_20_body">Voilà, vous êtes prêt à générer votre base pour votre appli laravel.</text:p>
      <text:p text:style-name="P50"><text:span text:style-name="Strong_20_Emphasis"/></text:p>
      <text:p text:style-name="P31"><text:span text:style-name="Strong_20_Emphasis"/></text:p>
      <text:p text:style-name="P31"><text:span text:style-name="Strong_20_Emphasis">Supprime</text:span></text:p>
      <text:p text:style-name="P31"><text:span text:style-name="Strong_20_Emphasis"/></text:p>
      <text:p text:style-name="P31"><text:span text:style-name="Strong_20_Emphasis"><text:span text:style-name="T5">Le générateur de requêtes peut également être utilisé pour supprimer des enregistrements de la table via la méthode de suppression. Vous pouvez limiter les instructions de suppression en ajoutant des clauses d'emplacement avant d'appeler la méthode de suppression :</text:span></text:span></text:p>
      <text:p text:style-name="P31"><text:span text:style-name="Strong_20_Emphasis"><text:span text:style-name="T5"/></text:span></text:p>
      <text:p text:style-name="P31"><text:span text:style-name="Strong_20_Emphasis"><text:span text:style-name="T5">DB::table('users')-&gt;delete() ;</text:span></text:span></text:p>
      <text:p text:style-name="P31"><text:span text:style-name="Strong_20_Emphasis"><text:span text:style-name="T5"/></text:span></text:p>
      <text:p text:style-name="P31"><text:span text:style-name="Strong_20_Emphasis"><text:span text:style-name="T5">DB::table('users')-&gt;où('votes','&gt;', 100)-&gt;supprimer() ;</text:span></text:span></text:p>
      <text:p text:style-name="P31"><text:span text:style-name="Strong_20_Emphasis"><text:span text:style-name="T5"/></text:span></text:p>
      <text:p text:style-name="P31"><text:span text:style-name="Strong_20_Emphasis"><text:span text:style-name="T5">Si vous souhaitez tronquer la table entière, ce qui supprimera toutes les lignes et réinitialisera l'ID auto-incrémentation à zéro, vous pouvez utiliser la méthode tronquée :</text:span></text:span></text:p>
      <text:p text:style-name="P31"><text:span text:style-name="Strong_20_Emphasis"><text:span text:style-name="T5"/></text:span></text:p>
      <text:p text:style-name="P31"><text:span text:style-name="Strong_20_Emphasis"><text:span text:style-name="T5">DB::table('users')-&gt;truncate() ;</text:span></text:span></text:p>
      <text:p text:style-name="P31"><text:span text:style-name="Strong_20_Emphasis"><text:span text:style-name="T5"/></text:span></text:p>
      <text:p text:style-name="P31"><text:soft-page-break/><text:span text:style-name="Strong_20_Emphasis"><text:span text:style-name="T5">Traduit avec www.DeepL.com/Translato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2:26:56.322604833</meta:creation-date>
    <dc:date>2019-04-14T15:46:14.031415108</dc:date>
    <meta:editing-duration>P1DT1H40M35S</meta:editing-duration>
    <meta:editing-cycles>14</meta:editing-cycles>
    <meta:generator>LibreOffice/6.0.7.3$Linux_X86_64 LibreOffice_project/00m0$Build-3</meta:generator>
    <meta:document-statistic meta:table-count="0" meta:image-count="0" meta:object-count="0" meta:page-count="8" meta:paragraph-count="184" meta:word-count="1499" meta:character-count="10653" meta:non-whitespace-character-count="9019"/>
  </office:meta>
</office:document-meta>
</file>